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entwicklungsprojekt</text:p>
      <text:p text:style-name="P2">Pearsonpuzzle</text:p>
      <text:p text:style-name="P2"/>
      <text:p text:style-name="P3">1.Meilenstein</text:p>
      <text:p text:style-name="P1"/>
      <text:list xml:id="list629210942763673228" text:style-name="L1">
        <text:list-item>
          <text:p text:style-name="P4">GitHub-Projekt anlegen</text:p>
        </text:list-item>
        <text:list-item>
          <text:p text:style-name="P4">Erste Anforderungen festlegen (incl. Entscheidung ob essentiell oder optional)</text:p>
        </text:list-item>
        <text:list-item>
          <text:p text:style-name="P4">Entwurf eines ersten Klassendiagramms</text:p>
        </text:list-item>
        <text:list-item>
          <text:p text:style-name="P4">Entwurf von Sequenzdiagrammen</text:p>
        </text:list-item>
        <text:list-item>
          <text:p text:style-name="P4">Definieren von Use-ca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TUM<text:tab/>WiSe 16/17<text:tab/>Markus Spörl<text:line-break/>Philipp Shah<text:tab/><text:tab/>Raphael Wew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6S</meta:editing-duration>
    <meta:editing-cycles>3</meta:editing-cycles>
    <meta:generator>OpenOffice.org/3.4.1$Win32 OpenOffice.org_project/341m1$Build-9593</meta:generator>
    <dc:date>2016-11-02T11:21:27.21</dc:date>
    <meta:document-statistic meta:table-count="0" meta:image-count="0" meta:object-count="0" meta:page-count="1" meta:paragraph-count="9" meta:word-count="38" meta:character-count="303"/>
    <meta:user-defined meta:name="Info 1"/>
    <meta:user-defined meta:name="Info 2"/>
    <meta:user-defined meta:name="Info 3"/>
    <meta:user-defined meta:name="Info 4"/>
  </office:meta>
</office:document-meta>
</file>